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List_20_Paragraph" style:list-style-name="WWNum8"/>
    <style:style style:name="P2" style:family="paragraph" style:parent-style-name="List_20_Paragraph" style:list-style-name="WWNum8">
      <style:text-properties fo:language="en" fo:country="US"/>
    </style:style>
    <style:style style:name="P3" style:family="paragraph" style:parent-style-name="List_20_Paragraph" style:list-style-name="WWNum9"/>
    <style:style style:name="P4" style:family="paragraph" style:parent-style-name="List_20_Paragraph" style:list-style-name="WWNum8">
      <style:text-properties fo:background-color="#ffff00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weight="bold" style:language-asian="es" style:country-asian="ES" style:font-weight-asian="bold"/>
    </style:style>
    <style:style style:name="P7" style:family="paragraph" style:parent-style-name="Standard">
      <style:text-properties fo:font-size="24pt" fo:language="en" fo:country="US" fo:font-weight="bold" style:font-size-asian="24pt" style:language-asian="es" style:country-asian="ES" style:font-weight-asian="bold" style:font-size-complex="24pt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paragraph-properties fo:margin-left="0.635cm" fo:margin-right="0cm" fo:text-indent="0cm" style:auto-text-indent="false"/>
    </style:style>
    <style:style style:name="P10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</style:style>
    <style:style style:name="P12" style:family="paragraph" style:parent-style-name="Standard">
      <style:paragraph-properties fo:margin-left="0.635cm" fo:margin-right="0cm" fo:text-indent="0cm" style:auto-text-indent="false" fo:break-before="page"/>
      <style:text-properties fo:language="en" fo:country="US"/>
    </style:style>
    <style:style style:name="P13" style:family="paragraph" style:parent-style-name="Standard" style:master-page-name="Standard">
      <style:paragraph-properties fo:margin-left="0.635cm" fo:margin-right="0cm" fo:text-align="center" style:justify-single-word="false" fo:text-indent="0cm" style:auto-text-indent="false" style:page-number="auto"/>
      <style:text-properties fo:language="en" fo:country="US" fo:font-weight="bold" style:language-asian="es" style:country-asian="ES" style:font-weight-asian="bold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left="0cm" fo:margin-right="0cm" fo:text-indent="0.635cm" style:auto-text-indent="false"/>
    </style:style>
    <style:style style:name="P16" style:family="paragraph" style:parent-style-name="Standard">
      <style:paragraph-properties fo:margin-left="0cm" fo:margin-right="0cm" fo:margin-top="0cm" fo:margin-bottom="0.635cm" style:contextual-spacing="false" fo:text-indent="0.63cm" style:auto-text-indent="false"/>
    </style:style>
    <style:style style:name="P17" style:family="paragraph" style:parent-style-name="Standard">
      <style:paragraph-properties fo:margin-left="0cm" fo:margin-right="0cm" fo:margin-top="0cm" fo:margin-bottom="0.423cm" style:contextual-spacing="false" fo:text-indent="0.63cm" style:auto-text-indent="false"/>
    </style:style>
    <style:style style:name="P18" style:family="paragraph">
      <style:text-properties style:font-name="Arial Black" fo:font-size="54pt"/>
    </style:style>
    <style:style style:name="P19" style:family="paragraph">
      <loext:graphic-properties draw:fill="solid" draw:fill-color="#b2b2b2" draw:opacity="50%"/>
      <style:text-properties style:font-name="Arial Black" fo:font-size="54pt"/>
    </style:style>
    <style:style style:name="T1" style:family="text">
      <style:text-properties fo:font-size="24pt" fo:language="en" fo:country="US" fo:font-weight="bold" style:font-size-asian="24pt" style:language-asian="es" style:country-asian="ES" style:font-weight-asian="bold" style:font-size-complex="24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language-asian="es" style:country-asian="ES" style:font-weight-asian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style:font-name-complex="Calibri1"/>
    </style:style>
    <style:style style:name="T7" style:family="text">
      <style:text-properties fo:language="en" fo:country="US" fo:background-color="#ffff00" loext:char-shading-value="0"/>
    </style:style>
    <style:style style:name="T8" style:family="text">
      <style:text-properties fo:language="en" fo:country="US" fo:background-color="#ffff00" loext:char-shading-value="0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bold" style:language-asian="es" style:country-asian="ES" style:font-weight-asian="bold"/>
    </style:style>
    <style:style style:name="T11" style:family="text">
      <style:text-properties fo:language="en" fo:country="GB" fo:font-style="italic" style:font-style-asian="italic"/>
    </style:style>
    <style:style style:name="gr1" style:family="graphic">
      <style:graphic-properties draw:stroke="solid" svg:stroke-width="0.035cm" svg:stroke-color="#3333cc" draw:stroke-linejoin="round" svg:stroke-linecap="butt" draw:fill="solid" draw:fill-color="#b2b2b2" draw:opacity="50%" draw:textarea-vertical-align="top" draw:auto-grow-height="false" draw:auto-grow-width="false" fo:min-height="1.702cm" fo:min-width="15cm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/>
      <text:p text:style-name="P7"/>
      <text:p text:style-name="P7"/>
      <text:p text:style-name="P7"/>
      <text:p text:style-name="P7"/>
      <text:p text:style-name="Standard"><draw:custom-shape text:anchor-type="as-char" draw:z-index="0" draw:style-name="gr1" draw:text-style-name="P19" svg:width="15.001cm" svg:height="1.703cm"><text:p text:style-name="P18">Preguntas tipo de examen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6"/>
      <text:p text:style-name="P11"><text:span text:style-name="T3">Pregunta 1</text:span></text:p>
      <text:p text:style-name="P9"><text:span text:style-name="T2">What is true about the records? (choose three):</text:span></text:p>
      <text:p text:style-name="P9"><text:span text:style-name="T2">A. Can extends a class </text:span></text:p>
      <text:p text:style-name="P9"><text:span text:style-name="T8">B.</text:span><text:span text:style-name="T2"> Can implements an interface</text:span></text:p>
      <text:p text:style-name="P9"><text:span text:style-name="T2">C. Can define specific instance variables </text:span></text:p>
      <text:p text:style-name="P9"><text:span text:style-name="T2">D. Can extends another Record</text:span></text:p>
      <text:p text:style-name="P9"><text:span text:style-name="T8">E.</text:span><text:span text:style-name="T2"> Can define specific constructors</text:span></text:p>
      <text:p text:style-name="P9"><text:span text:style-name="T8">F.</text:span><text:span text:style-name="T2"> Are implicitly final</text:span></text:p>
      <text:p text:style-name="P5"/>
      <text:p text:style-name="P12"/>
      <text:p text:style-name="P10"><text:span text:style-name="T4">Pregunta 2</text:span></text:p>
      <text:p text:style-name="P5"/>
      <text:p text:style-name="Standard"><text:span text:style-name="T2">Given:</text:span></text:p>
      <text:p text:style-name="Standard"><text:span text:style-name="T5">record MyClass(int id, String name){</text:span></text:p>
      <text:p text:style-name="Standard"><text:span text:style-name="T5"><text:s text:c="4"/>int rate;</text:span></text:p>
      <text:p text:style-name="Standard"><text:span text:style-name="T5"><text:s text:c="4"/>public int getRate(){</text:span></text:p>
      <text:p text:style-name="Standard"><text:span text:style-name="T5"><text:s text:c="8"/>return rate;</text:span></text:p>
      <text:p text:style-name="Standard"><text:span text:style-name="T5"><text:s text:c="4"/>}</text:span></text:p>
      <text:p text:style-name="Standard"><text:span text:style-name="T5">}</text:span></text:p>
      <text:p text:style-name="Standard"><text:span text:style-name="T5">public <text:s/>class TestClass{</text:span></text:p>
      <text:p text:style-name="Standard"><text:span text:style-name="T5"><text:s text:c="4"/>public static void main(String[] args) {</text:span></text:p>
      <text:p text:style-name="Standard"><text:span text:style-name="T5"><text:s text:c="8"/>MyClass mc = new MyClass(1000, "Java");</text:span></text:p>
      <text:p text:style-name="Standard"><text:span text:style-name="T5"><text:s text:c="8"/>System.out.println(mc);</text:span></text:p>
      <text:p text:style-name="Standard"><text:span text:style-name="T5"><text:s text:c="4"/>}</text:span></text:p>
      <text:p text:style-name="Standard"><text:span text:style-name="T5">}</text:span></text:p>
      <text:p text:style-name="Standard"><text:span text:style-name="T2">Which change will enable the code to compile?</text:span></text:p>
      <text:list xml:id="list966643989" text:style-name="WWNum8">
        <text:list-item>
          <text:p text:style-name="P1"><text:span text:style-name="T2">Replace record with void. </text:span></text:p>
        </text:list-item>
        <text:list-item>
          <text:p text:style-name="P1"><text:span text:style-name="T2">Replace record with class.</text:span></text:p>
        </text:list-item>
        <text:list-item>
          <text:p text:style-name="P1"><text:span text:style-name="T2">Make the rate variable private.</text:span></text:p>
        </text:list-item>
        <text:list-item>
          <text:p text:style-name="P4"><text:span text:style-name="T2">Make the rate variable static.</text:span></text:p>
        </text:list-item>
        <text:list-item>
          <text:p text:style-name="P1"><text:span text:style-name="T2">Intinialize rate variable with 0.</text:span></text:p>
        </text:list-item>
        <text:list-item>
          <text:p text:style-name="P2"/>
        </text:list-item>
      </text:list>
      <text:p text:style-name="P11"><text:span text:style-name="T10">Pregunta 3</text:span></text:p>
      <text:p text:style-name="Standard"><text:span text:style-name="T2">Given:</text:span></text:p>
      <text:p text:style-name="Standard"><text:span text:style-name="T2">record Course(String name, int duration){</text:span></text:p>
      <text:p text:style-name="Standard"><text:span text:style-name="T2"><text:s text:c="4"/>//line 1</text:span></text:p>
      <text:p text:style-name="Standard"><text:span text:style-name="T2">}</text:span></text:p>
      <text:p text:style-name="Standard"><text:span text:style-name="T2">What can be valid in line 1? (choose 2)</text:span></text:p>
      <text:list xml:id="list1509480632" text:style-name="WWNum9">
        <text:list-item>
          <text:p text:style-name="P3"><text:span text:style-name="T2">Course{duration*10;}</text:span></text:p>
        </text:list-item>
        <text:list-item>
          <text:p text:style-name="P3"><text:span text:style-name="T2">int task=duration+1;</text:span></text:p>
        </text:list-item>
        <text:list-item>
          <text:p text:style-name="P3"><text:span text:style-name="T2">this.duration++;</text:span></text:p>
        </text:list-item>
        <text:list-item>
          <text:p text:style-name="P3"><text:span text:style-name="T2">Course(int plus){this.duration+=plus;} </text:span></text:p>
        </text:list-item>
        <text:list-item>
          <text:p text:style-name="P3"><text:span text:style-name="T2">Course(){this("Java",100);}</text:span></text:p>
        </text:list-item>
      </text:list>
      <text:p text:style-name="P8"/>
      <text:p text:style-name="P14"><text:span text:style-name="T6"><text:tab/><text:tab/></text:span><text:span text:style-name="T10">Pregunta 4</text:span></text:p>
      <text:p text:style-name="P15"><text:span text:style-name="T9">Given:</text:span></text:p>
      <text:p text:style-name="P15"><text:span text:style-name="T11">enum Option{</text:span></text:p>
      <text:p text:style-name="P15"><text:span text:style-name="T11"><text:tab/>ONE(1), TWO(2), THREE(3);</text:span></text:p>
      <text:p text:style-name="P15"><text:span text:style-name="T11"><text:s/><text:tab/>int r;</text:span></text:p>
      <text:p text:style-name="P15"><text:span text:style-name="T11"><text:tab/>Option(int r){</text:span></text:p>
      <text:p text:style-name="P15"><text:span text:style-name="T11"><text:tab/><text:tab/>this.r=r;</text:span></text:p>
      <text:p text:style-name="P15"><text:span text:style-name="T11"><text:tab/>}</text:span></text:p>
      <text:p text:style-name="P15"><text:span text:style-name="T11">}</text:span></text:p>
      <text:p text:style-name="P16"><text:span text:style-name="T11">record Process(Option... ops){}</text:span></text:p>
      <text:p text:style-name="P17"><text:span text:style-name="T9">And the following code:</text:span></text:p>
      <text:p text:style-name="P15"><text:span text:style-name="T11">Process p1=new Process(Option.ONE);</text:span></text:p>
      <text:p text:style-name="P15"><text:span text:style-name="T11">Process p2=new Process(Option.TWO);</text:span></text:p>
      <text:p text:style-name="P15"><text:span text:style-name="T11">System.out.print(p1==p2);</text:span></text:p>
      <text:p text:style-name="P15"><text:span text:style-name="T11">System.out.print(p1.ops()[0]);</text:span></text:p>
      <text:p text:style-name="P16"><text:span text:style-name="T11">System.out.print(p2.ops()[0]);</text:span></text:p>
      <text:p text:style-name="P15"><text:span text:style-name="T9">What is the result?</text:span></text:p>
      <text:p text:style-name="P15"><text:span text:style-name="T9">A. true12</text:span></text:p>
      <text:p text:style-name="P15"><text:span text:style-name="T9">B. falseONETWO</text:span></text:p>
      <text:p text:style-name="P15"><text:span text:style-name="T9">C. false12</text:span></text:p>
      <text:p text:style-name="P15"><text:span text:style-name="T9">D. trueONETWO</text:span></text:p>
      <text:p text:style-name="P15"><text:span text:style-name="T9">E. Compilation error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.212cm" fo:margin-bottom="0.212cm" style:contextual-spacing="false" fo:line-height="100%" fo:text-align="justify" style:justify-single-word="false" fo:text-indent="1.251cm" style:auto-text-indent="false"/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Verdana" style:font-family-complex="Verdana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ngría_20_3_20_de_20_t._20_independiente_20_Car" style:display-name="Sangría 3 de t. independiente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Verdana" style:font-family-complex="Verdana" style:font-family-generic-complex="system" style:font-pitch-complex="variable" style:font-size-complex="10pt"/>
    </style:style>
    <style:style style:name="gbg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025cm" fo:text-indent="-0.63cm" fo:margin-left="2.0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796cm" fo:text-indent="-0.63cm" fo:margin-left="2.7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 martin</meta:initial-creator>
    <meta:editing-cycles>9</meta:editing-cycles>
    <meta:creation-date>2022-11-16T16:55:00</meta:creation-date>
    <dc:date>2024-05-23T13:47:39.515000000</dc:date>
    <meta:editing-duration>PT15H58M33S</meta:editing-duration>
    <meta:generator>LibreOffice/7.0.2.2$Windows_X86_64 LibreOffice_project/8349ace3c3162073abd90d81fd06dcfb6b36b994</meta:generator>
    <meta:document-statistic meta:table-count="0" meta:image-count="0" meta:object-count="0" meta:page-count="5" meta:paragraph-count="63" meta:word-count="190" meta:character-count="1338" meta:non-whitespace-character-count="11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